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43cm"/>
    </style:style>
    <style:style style:name="co3" style:family="table-column">
      <style:table-column-properties fo:break-before="auto" style:column-width="1.129cm"/>
    </style:style>
    <style:style style:name="co4" style:family="table-column">
      <style:table-column-properties fo:break-before="auto" style:column-width="1.3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number-columns-repeated="2"/>
          <table:table-cell office:value-type="string" calcext:value-type="string">
            <text:p>ESCAÑOS</text:p>
          </table:table-cell>
          <table:table-cell/>
          <table:table-cell table:style-name="ce2" office:value-type="string" calcext:value-type="string">
            <text:p>RESTO</text:p>
          </table:table-cell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3434" calcext:value-type="float">
            <text:p>43434</text:p>
          </table:table-cell>
          <table:table-cell table:formula="of:=[.D2]/(1+[.C2])" office:value-type="float" office:value="43434" calcext:value-type="float">
            <text:p>43434</text:p>
          </table:table-cell>
        </table:table-row>
        <table:table-row table:style-name="ro1">
          <table:table-cell office:value-type="string" calcext:value-type="string">
            <text:p>P.S.O.E.-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9169" calcext:value-type="float">
            <text:p>39169</text:p>
          </table:table-cell>
          <table:table-cell table:formula="of:=[.D3]/(1+[.C3])" office:value-type="float" office:value="39169" calcext:value-type="float">
            <text:p>3916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094" calcext:value-type="float">
            <text:p>22094</text:p>
          </table:table-cell>
          <table:table-cell table:formula="of:=[.D4]/(1+[.C4])" office:value-type="float" office:value="22094" calcext:value-type="float">
            <text:p>22094</text:p>
          </table:table-cell>
        </table:table-row>
        <table:table-row table:style-name="ro2">
          <table:table-cell office:value-type="string" calcext:value-type="string">
            <text:p>IU ANDALUCÍ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656" calcext:value-type="float">
            <text:p>15656</text:p>
          </table:table-cell>
          <table:table-cell table:formula="of:=[.D5]/(1+[.C5])" office:value-type="float" office:value="15656" calcext:value-type="float">
            <text:p>15656</text:p>
          </table:table-cell>
        </table:table-row>
        <table:table-row table:style-name="ro1">
          <table:table-cell office:value-type="string" calcext:value-type="string">
            <text:p>VOX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88" calcext:value-type="float">
            <text:p>11788</text:p>
          </table:table-cell>
          <table:table-cell table:formula="of:=[.D6]/(1+[.C6])" office:value-type="float" office:value="11788" calcext:value-type="float">
            <text:p>11788</text:p>
          </table:table-cell>
        </table:table-row>
        <table:table-row table:style-name="ro1">
          <table:table-cell office:value-type="string" calcext:value-type="string">
            <text:p>PODEMO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144" calcext:value-type="float">
            <text:p>9144</text:p>
          </table:table-cell>
          <table:table-cell table:formula="of:=[.D7]/(1+[.C7])" office:value-type="float" office:value="9144" calcext:value-type="float">
            <text:p>9144</text:p>
          </table:table-cell>
        </table:table-row>
        <table:table-row table:style-name="ro1">
          <table:table-cell table:style-name="Default" table:number-columns-repeated="2"/>
          <table:table-cell table:formula="of:=SUM([.C2:.C7])" office:value-type="float" office:value="0" calcext:value-type="float">
            <text:p>0</text:p>
          </table:table-cell>
          <table:table-cell table:style-name="Default"/>
          <table:table-cell table:style-name="ce4" table:formula="of:=MAX([.E2:.E7])" office:value-type="float" office:value="43434" calcext:value-type="float">
            <text:p>434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22:14:07.671202176</meta:creation-date>
    <dc:date>2022-12-19T00:42:29.282850705</dc:date>
    <meta:editing-duration>PT6M30S</meta:editing-duration>
    <meta:editing-cycles>1</meta:editing-cycles>
    <meta:document-statistic meta:table-count="1" meta:cell-count="34" meta:object-count="0"/>
    <meta:generator>LibreOffice/7.3.7.2$Linux_X86_64 LibreOffice_project/30$Build-2</meta:generator>
  </office:meta>
</office:document-meta>
</file>